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dccbb" loext:opacity="100%" style:font-name="Droid Sans Mono" fo:font-size="10.5pt" fo:font-weight="normal" fo:background-color="#1a1a1a"/>
    </style:style>
    <style:style style:name="P2" style:family="paragraph" style:parent-style-name="Standard">
      <style:paragraph-properties style:line-height-at-least="0.503cm"/>
      <style:text-properties fo:color="#eeddaa" loext:opacity="100%" style:font-name="Droid Sans Mono" fo:font-size="10.5pt" fo:font-weight="normal" fo:background-color="#1a1a1a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style:contextual-spacing="false" style:line-height-at-least="0.503cm"/>
      <style:text-properties fo:color="#ddccbb" loext:opacity="100%" style:font-name="Droid Sans Mono" fo:font-size="10.5pt" fo:font-weight="normal" fo:background-color="#1a1a1a"/>
    </style:style>
    <style:style style:name="P5" style:family="paragraph" style:parent-style-name="Standard">
      <style:paragraph-properties fo:margin-top="0cm" fo:margin-bottom="0.499cm" style:contextual-spacing="false" style:line-height-at-least="0.503cm"/>
    </style:style>
    <style:style style:name="P6" style:family="paragraph" style:parent-style-name="Standard">
      <style:paragraph-properties style:line-height-at-least="0.503cm"/>
      <style:text-properties fo:color="#ddccbb" loext:opacity="100%" style:font-name="Droid Sans Mono" fo:font-size="10.5pt" fo:font-weight="normal" fo:background-color="#1a1a1a"/>
    </style:style>
    <style:style style:name="P7" style:family="paragraph" style:parent-style-name="Standard">
      <style:paragraph-properties style:line-height-at-least="0.503cm"/>
      <style:text-properties fo:color="#ddccbb" loext:opacity="100%" style:font-name="Droid Sans Mono" fo:font-size="10.5pt" fo:font-weight="normal" officeooo:paragraph-rsid="00071e56" fo:background-color="#1a1a1a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style:line-height-at-least="0.503cm"/>
      <style:text-properties officeooo:paragraph-rsid="00071e56"/>
    </style:style>
    <style:style style:name="T1" style:family="text">
      <style:text-properties fo:color="#44ccdd" loext:opacity="100%" fo:font-weight="bold"/>
    </style:style>
    <style:style style:name="T2" style:family="text">
      <style:text-properties fo:color="#44ccdd" loext:opacity="100%" style:font-name="Droid Sans Mono" fo:font-size="10.5pt" fo:font-weight="bold" fo:background-color="#1a1a1a" loext:char-shading-value="0"/>
    </style:style>
    <style:style style:name="T3" style:family="text">
      <style:text-properties fo:color="#44dddd" loext:opacity="100%"/>
    </style:style>
    <style:style style:name="T4" style:family="text">
      <style:text-properties fo:color="#44dddd" loext:opacity="100%" style:font-name="Droid Sans Mono" fo:font-size="10.5pt" fo:font-weight="normal" fo:background-color="#1a1a1a" loext:char-shading-value="0"/>
    </style:style>
    <style:style style:name="T5" style:family="text">
      <style:text-properties fo:color="#dd2255" loext:opacity="100%"/>
    </style:style>
    <style:style style:name="T6" style:family="text">
      <style:text-properties fo:color="#dd2255" loext:opacity="100%" fo:font-style="italic"/>
    </style:style>
    <style:style style:name="T7" style:family="text">
      <style:text-properties fo:color="#dd2255" loext:opacity="100%" fo:font-style="italic" fo:font-weight="bold"/>
    </style:style>
    <style:style style:name="T8" style:family="text">
      <style:text-properties fo:color="#aaddcc" loext:opacity="100%"/>
    </style:style>
    <style:style style:name="T9" style:family="text">
      <style:text-properties fo:color="#aaddcc" loext:opacity="100%" fo:font-weight="bold"/>
    </style:style>
    <style:style style:name="T10" style:family="text">
      <style:text-properties fo:color="#44bb99" loext:opacity="100%"/>
    </style:style>
    <style:style style:name="T11" style:family="text">
      <style:text-properties fo:color="#44bb99" loext:opacity="100%" fo:font-weight="bold"/>
    </style:style>
    <style:style style:name="T12" style:family="text">
      <style:text-properties fo:color="#eeddaa" loext:opacity="100%"/>
    </style:style>
    <style:style style:name="T13" style:family="text">
      <style:text-properties fo:color="#eeddaa" loext:opacity="100%" fo:font-weight="bold"/>
    </style:style>
    <style:style style:name="T14" style:family="text">
      <style:text-properties fo:color="#66bbff" loext:opacity="100%"/>
    </style:style>
    <style:style style:name="T15" style:family="text">
      <style:text-properties fo:color="#66bbff" loext:opacity="100%" fo:font-weight="bold"/>
    </style:style>
    <style:style style:name="T16" style:family="text">
      <style:text-properties fo:color="#ff9911" loext:opacity="100%" fo:font-weight="bold"/>
    </style:style>
    <style:style style:name="T17" style:family="text">
      <style:text-properties fo:color="#ffcc66" loext:opacity="100%"/>
    </style:style>
    <style:style style:name="T18" style:family="text">
      <style:text-properties fo:color="#ffcc66" loext:opacity="100%" fo:font-weight="bold"/>
    </style:style>
    <style:style style:name="T19" style:family="text">
      <style:text-properties fo:color="#ccee55" loext:opacity="100%"/>
    </style:style>
    <style:style style:name="T20" style:family="text">
      <style:text-properties fo:color="#ccee55" loext:opacity="100%" fo:font-weight="bold"/>
    </style:style>
    <style:style style:name="T21" style:family="text">
      <style:text-properties fo:color="#77cc22" loext:opacity="100%" fo:font-style="italic" fo:font-weight="bold"/>
    </style:style>
    <style:style style:name="T22" style:family="text">
      <style:text-properties fo:color="#ee6677" loext:opacity="100%"/>
    </style:style>
    <style:style style:name="T23" style:family="text">
      <style:text-properties fo:color="#ee6677" loext:opacity="100%" fo:font-style="italic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/</text:span><text:span text:style-name="T3">AFFICHAGE DES OURSON SUR LA PAGE DES DÉTAILS</text:span></text:p>
      <text:p text:style-name="P5"/>
      <text:p text:style-name="P1"><text:span text:style-name="T1">//</text:span><text:span text:style-name="T3">Récupération des paramètres de l'URL sur la page courante </text:span></text:p>
      <text:p text:style-name="P3"/>
      <text:p text:style-name="P1"><text:span text:style-name="T7">let</text:span> <text:span text:style-name="T8">params</text:span> <text:span text:style-name="T10">=</text:span> <text:span text:style-name="T12">window</text:span><text:span text:style-name="T13">.</text:span><text:span text:style-name="T12">location</text:span><text:span text:style-name="T13">.</text:span><text:span text:style-name="T14">search</text:span><text:span text:style-name="T13">;</text:span></text:p>
      <text:p text:style-name="P1"><text:span text:style-name="T7">const</text:span> <text:span text:style-name="T8">urlParams</text:span> <text:span text:style-name="T10">=</text:span> <text:span text:style-name="T16">new</text:span><text:span text:style-name="T12"> </text:span><text:span text:style-name="T18">URLSearchParams</text:span><text:span text:style-name="T12">(</text:span><text:span text:style-name="T8">params</text:span><text:span text:style-name="T12">)</text:span><text:span text:style-name="T13">;</text:span></text:p>
      <text:p text:style-name="P1"><text:span text:style-name="T7">const</text:span> <text:span text:style-name="T8">id</text:span> <text:span text:style-name="T10">=</text:span> <text:span text:style-name="T12">urlParams</text:span><text:span text:style-name="T13">.</text:span><text:span text:style-name="T17">get</text:span><text:span text:style-name="T12">(</text:span><text:span text:style-name="T13">"</text:span><text:span text:style-name="T19">id</text:span><text:span text:style-name="T13">"</text:span><text:span text:style-name="T12">)</text:span><text:span text:style-name="T13">;</text:span></text:p>
      <text:p text:style-name="P5"/>
      <text:p text:style-name="P1"><text:span text:style-name="T1">//</text:span><text:span text:style-name="T3">Requete pour récupérer l'API des oursons </text:span></text:p>
      <text:p text:style-name="P3"/>
      <text:p text:style-name="P1"><text:span text:style-name="T7">var</text:span> <text:span text:style-name="T8">request</text:span> <text:span text:style-name="T10">=</text:span> <text:span text:style-name="T16">new</text:span><text:span text:style-name="T12"> </text:span><text:span text:style-name="T18">XMLHttpRequest</text:span><text:span text:style-name="T12">()</text:span><text:span text:style-name="T13">;</text:span></text:p>
      <text:p text:style-name="P1"><text:span text:style-name="T12">request</text:span><text:span text:style-name="T13">.</text:span><text:span text:style-name="T17">onreadystatechange</text:span> <text:span text:style-name="T10">=</text:span> <text:span text:style-name="T21">function</text:span><text:span text:style-name="T12">(){</text:span></text:p>
      <text:p text:style-name="P1"><text:span text:style-name="T5">if</text:span> <text:span text:style-name="T12">(</text:span><text:span text:style-name="T23">this</text:span><text:span text:style-name="T13">.</text:span><text:span text:style-name="T14">readyState</text:span> <text:span text:style-name="T10">==</text:span> <text:span text:style-name="T12">XMLHttpRequest</text:span><text:span text:style-name="T13">.</text:span><text:span text:style-name="T14">DONE</text:span> <text:span text:style-name="T5">&amp;&amp;</text:span> <text:span text:style-name="T23">this</text:span><text:span text:style-name="T13">.</text:span><text:span text:style-name="T14">status</text:span> <text:span text:style-name="T10">==</text:span> <text:span text:style-name="T22">200</text:span><text:span text:style-name="T12">){</text:span></text:p>
      <text:p text:style-name="P1"><text:span text:style-name="T6">const</text:span> <text:span text:style-name="T8">response</text:span> <text:span text:style-name="T10">=</text:span> <text:span text:style-name="T12">JSON</text:span><text:span text:style-name="T13">.</text:span><text:span text:style-name="T17">parse</text:span><text:span text:style-name="T12">(</text:span><text:span text:style-name="T23">this</text:span><text:span text:style-name="T13">.</text:span><text:span text:style-name="T14">responseText</text:span><text:span text:style-name="T12">)</text:span> </text:p>
      <text:p text:style-name="P1"><text:span text:style-name="T17">productTeddies</text:span><text:span text:style-name="T12">(</text:span><text:span text:style-name="T8">response</text:span><text:span text:style-name="T12">)</text:span><text:span text:style-name="T13">;</text:span> </text:p>
      <text:p text:style-name="P1"><text:span text:style-name="T1">//</text:span><text:span text:style-name="T3"> console.log(response); </text:span></text:p>
      <text:p text:style-name="P1"><text:span text:style-name="T12">}</text:span><text:span text:style-name="T13">;</text:span></text:p>
      <text:p text:style-name="P1"><text:span text:style-name="T12">}</text:span><text:span text:style-name="T13">;</text:span></text:p>
      <text:p text:style-name="P1"><text:span text:style-name="T12">request</text:span><text:span text:style-name="T13">.</text:span><text:span text:style-name="T17">open</text:span><text:span text:style-name="T12">(</text:span><text:span text:style-name="T13">"</text:span><text:span text:style-name="T19">GET</text:span><text:span text:style-name="T13">"</text:span> <text:span text:style-name="T13">,"</text:span><text:span text:style-name="T19">http://localhost:3000/api/teddies/</text:span><text:span text:style-name="T13">"</text:span><text:span text:style-name="T10">+</text:span><text:span text:style-name="T8">id</text:span><text:span text:style-name="T12">)</text:span><text:span text:style-name="T13">;</text:span></text:p>
      <text:p text:style-name="P1"><text:span text:style-name="T12">request</text:span><text:span text:style-name="T13">.</text:span><text:span text:style-name="T17">send</text:span><text:span text:style-name="T12">()</text:span><text:span text:style-name="T13">;</text:span></text:p>
      <text:p text:style-name="P5"/>
      <text:p text:style-name="P1"><text:span text:style-name="T1">//</text:span><text:span text:style-name="T3">Import de l'ID "descriptionTeddies"</text:span></text:p>
      <text:p text:style-name="P3"/>
      <text:p text:style-name="P1"><text:span text:style-name="T7">let</text:span> <text:span text:style-name="T8">descriptionTeddies</text:span> <text:span text:style-name="T10">=</text:span> <text:span text:style-name="T12">document</text:span><text:span text:style-name="T13">.</text:span><text:span text:style-name="T17">getElementById</text:span><text:span text:style-name="T12">(</text:span><text:span text:style-name="T13">"</text:span><text:span text:style-name="T19">descriptionTeddies</text:span><text:span text:style-name="T13">"</text:span><text:span text:style-name="T12">)</text:span><text:span text:style-name="T13">;</text:span> </text:p>
      <text:p text:style-name="P5"/>
      <text:p text:style-name="P1"><text:span text:style-name="T1">//</text:span><text:span text:style-name="T3">Création d'une fonction pour mettre en place les donnée récupérées de l'API</text:span></text:p>
      <text:p text:style-name="P3"/>
      <text:p text:style-name="P1"><text:span text:style-name="T21">function</text:span> <text:span text:style-name="T17">productTeddies</text:span><text:span text:style-name="T12">(</text:span><text:span text:style-name="T8">data</text:span><text:span text:style-name="T12">)</text:span> <text:span text:style-name="T12">{</text:span></text:p>
      <text:p text:style-name="P3"/>
      <text:p text:style-name="P1"><text:span text:style-name="T1">//</text:span><text:span text:style-name="T3">Création des balises sous forme de cards </text:span></text:p>
      <text:p text:style-name="P3"/>
      <text:p text:style-name="P1"><text:span text:style-name="T6">let</text:span> <text:span text:style-name="T8">teddiesProductContainer</text:span> <text:span text:style-name="T10">=</text:span> <text:span text:style-name="T12">document</text:span><text:span text:style-name="T13">.</text:span><text:span text:style-name="T17">createElement</text:span><text:span text:style-name="T12">(</text:span><text:span text:style-name="T13">"</text:span><text:span text:style-name="T19">div</text:span><text:span text:style-name="T13">"</text:span><text:span text:style-name="T12">)</text:span><text:span text:style-name="T13">;</text:span></text:p>
      <text:p text:style-name="P7"><text:span text:style-name="T12">teddiesProductContainer</text:span><text:span text:style-name="T13">.</text:span><text:span text:style-name="T17">setAttribute</text:span><text:span text:style-name="T12">(</text:span><text:span text:style-name="T13">"</text:span><text:span text:style-name="T19">class</text:span><text:span text:style-name="T13">"</text:span> <text:span text:style-name="T13">,</text:span> <text:span text:style-name="T13">"</text:span><text:span text:style-name="T19">cards__item__thumb</text:span><text:span text:style-name="T13">"</text:span><text:span text:style-name="T12">)</text:span><text:span text:style-name="T13">;</text:span></text:p>
      <text:p text:style-name="P7"><text:span text:style-name="T13">descriptionTeddies.</text:span><text:span text:style-name="T18">appendChild</text:span><text:span text:style-name="T13">(</text:span><text:span text:style-name="T9">teddiesProductContainer</text:span><text:span text:style-name="T13">);</text:span></text:p>
      <text:p text:style-name="P3"/>
      <text:p text:style-name="P3"/>
      <text:p text:style-name="P1"><text:span text:style-name="T6">let</text:span> <text:span text:style-name="T8">teddiesProductPicture</text:span> <text:span text:style-name="T10">=</text:span> <text:span text:style-name="T12">document</text:span><text:span text:style-name="T13">.</text:span><text:span text:style-name="T17">createElement</text:span> <text:span text:style-name="T12">(</text:span><text:span text:style-name="T13">"</text:span><text:span text:style-name="T19">img</text:span><text:span text:style-name="T13">"</text:span><text:span text:style-name="T12">)</text:span><text:span text:style-name="T13">;</text:span></text:p>
      <text:p text:style-name="P7"><text:span text:style-name="T12">teddiesProductPicture</text:span><text:span text:style-name="T13">.</text:span><text:span text:style-name="T17">setAttribute</text:span><text:span text:style-name="T12">(</text:span><text:span text:style-name="T13">"</text:span><text:span text:style-name="T19">class</text:span><text:span text:style-name="T13">"</text:span> <text:span text:style-name="T13">,</text:span> <text:span text:style-name="T13">"</text:span><text:span text:style-name="T19">image__teddies__product</text:span><text:span text:style-name="T13">"</text:span><text:span text:style-name="T12">)</text:span><text:span text:style-name="T13">;</text:span></text:p>
      <text:p text:style-name="P7"><text:span text:style-name="T12">teddiesProductPicture</text:span><text:span text:style-name="T13">.</text:span><text:span text:style-name="T17">setAttribute</text:span><text:span text:style-name="T12">(</text:span><text:span text:style-name="T13">"</text:span><text:span text:style-name="T19">src</text:span><text:span text:style-name="T13">"</text:span> <text:span text:style-name="T13">,</text:span> <text:span text:style-name="T12">data</text:span><text:span text:style-name="T13">.</text:span><text:span text:style-name="T14">imageUrl</text:span><text:span text:style-name="T12">)</text:span><text:span text:style-name="T13">;</text:span></text:p>
      <text:p text:style-name="P7"><text:span text:style-name="T12">teddiesProductPicture</text:span><text:span text:style-name="T13">.</text:span><text:span text:style-name="T17">setAttribute</text:span><text:span text:style-name="T12">(</text:span><text:span text:style-name="T13">"</text:span><text:span text:style-name="T19">alt</text:span><text:span text:style-name="T13">","</text:span><text:span text:style-name="T19">image d'un ours en peluche</text:span><text:span text:style-name="T13">"</text:span><text:span text:style-name="T12">)</text:span><text:span text:style-name="T13">;</text:span></text:p>
      <text:p text:style-name="P7"><text:span text:style-name="T13">teddiesProductContainer.</text:span><text:span text:style-name="T18">appendChild</text:span><text:span text:style-name="T13">(</text:span><text:span text:style-name="T9">teddiesProductPicture</text:span><text:span text:style-name="T13">);</text:span></text:p>
      <text:p text:style-name="P3"/>
      <text:p text:style-name="P3"/>
      <text:p text:style-name="P1"><text:span text:style-name="T6">let</text:span> <text:span text:style-name="T8">teddiesProductItem</text:span> <text:span text:style-name="T10">=</text:span> <text:span text:style-name="T12">document</text:span><text:span text:style-name="T13">.</text:span><text:span text:style-name="T17">createElement</text:span> <text:span text:style-name="T12">(</text:span><text:span text:style-name="T13">"</text:span><text:span text:style-name="T19">div</text:span><text:span text:style-name="T13">"</text:span><text:span text:style-name="T12">)</text:span><text:span text:style-name="T13">;</text:span></text:p>
      <text:p text:style-name="P7"><text:span text:style-name="T12">teddiesProductItem</text:span><text:span text:style-name="T13">.</text:span><text:span text:style-name="T17">setAttribute</text:span><text:span text:style-name="T12">(</text:span><text:span text:style-name="T13">"</text:span><text:span text:style-name="T19">class</text:span><text:span text:style-name="T13">"</text:span> <text:span text:style-name="T13">,</text:span> <text:span text:style-name="T13">"</text:span><text:span text:style-name="T19">cards__items__body</text:span><text:span text:style-name="T13">"</text:span><text:span text:style-name="T12">)</text:span><text:span text:style-name="T13">;</text:span></text:p>
      <text:p text:style-name="P7"><text:span text:style-name="T12">descriptionTeddies</text:span><text:span text:style-name="T13">.</text:span><text:span text:style-name="T17">appendChild</text:span><text:span text:style-name="T12">(</text:span><text:span text:style-name="T8">teddiesProductItem</text:span><text:span text:style-name="T12">)</text:span><text:span text:style-name="T13">;</text:span></text:p>
      <text:p text:style-name="P7"><text:span text:style-name="T13"/></text:p>
      <text:p text:style-name="P7"><text:soft-page-break/><text:span text:style-name="T13"/></text:p>
      <text:p text:style-name="P3"/>
      <text:p text:style-name="P1"><text:span text:style-name="T6">let</text:span> <text:span text:style-name="T8">teddiesProductTitle</text:span> <text:span text:style-name="T10">=</text:span> <text:span text:style-name="T12">document</text:span><text:span text:style-name="T13">.</text:span><text:span text:style-name="T17">createElement</text:span> <text:span text:style-name="T12">(</text:span><text:span text:style-name="T13">"</text:span><text:span text:style-name="T19">h3</text:span><text:span text:style-name="T13">"</text:span><text:span text:style-name="T12">)</text:span><text:span text:style-name="T13">;</text:span></text:p>
      <text:p text:style-name="P7"><text:span text:style-name="T12">teddiesProductTitle</text:span><text:span text:style-name="T13">.</text:span><text:span text:style-name="T17">setAttribute</text:span><text:span text:style-name="T12">(</text:span><text:span text:style-name="T13">"</text:span><text:span text:style-name="T19">class</text:span><text:span text:style-name="T13">"</text:span> <text:span text:style-name="T13">,</text:span> <text:span text:style-name="T13">"</text:span><text:span text:style-name="T19">cards__items__body--title</text:span><text:span text:style-name="T13">"</text:span><text:span text:style-name="T12">)</text:span></text:p>
      <text:p text:style-name="P7"><text:span text:style-name="T13">teddiesProductItem.</text:span><text:span text:style-name="T18">appendChild</text:span><text:span text:style-name="T13">(</text:span><text:span text:style-name="T9">teddiesProductTitle</text:span><text:span text:style-name="T13">);</text:span></text:p>
      <text:p text:style-name="P7"><text:span text:style-name="T13">teddiesProductTitle.</text:span><text:span text:style-name="T15">textContent</text:span><text:span text:style-name="T13"> </text:span><text:span text:style-name="T11">=</text:span><text:span text:style-name="T13"> data.</text:span><text:span text:style-name="T15">name</text:span><text:span text:style-name="T13">;</text:span></text:p>
      <text:p text:style-name="P3"/>
      <text:p text:style-name="P1"><text:span text:style-name="T6">let</text:span> <text:span text:style-name="T8">teddiesProductName</text:span> <text:span text:style-name="T10">=</text:span> <text:span text:style-name="T12">document</text:span><text:span text:style-name="T13">.</text:span><text:span text:style-name="T17">createElement</text:span> <text:span text:style-name="T12">(</text:span><text:span text:style-name="T13">"</text:span><text:span text:style-name="T19">p</text:span><text:span text:style-name="T13">"</text:span><text:span text:style-name="T12">)</text:span> <text:span text:style-name="T13">;</text:span></text:p>
      <text:p text:style-name="P7"><text:span text:style-name="T12">teddiesProductName</text:span><text:span text:style-name="T13">.</text:span><text:span text:style-name="T17">setAttribute</text:span><text:span text:style-name="T12">(</text:span><text:span text:style-name="T13">"</text:span><text:span text:style-name="T19">class</text:span><text:span text:style-name="T13">",</text:span> <text:span text:style-name="T13">"</text:span><text:span text:style-name="T19">cards__items__body--name</text:span><text:span text:style-name="T13">"</text:span><text:span text:style-name="T12">)</text:span><text:span text:style-name="T13">;</text:span></text:p>
      <text:p text:style-name="P7"><text:span text:style-name="T13">teddiesProductItem.</text:span><text:span text:style-name="T18">appendChild</text:span><text:span text:style-name="T13">(</text:span><text:span text:style-name="T9">teddiesProductName</text:span><text:span text:style-name="T13">);</text:span></text:p>
      <text:p text:style-name="P7"><text:span text:style-name="T12">teddiesProductName</text:span><text:span text:style-name="T13">.</text:span><text:span text:style-name="T14">textContent</text:span> <text:span text:style-name="T10">=</text:span> <text:span text:style-name="T13">"</text:span><text:span text:style-name="T19">Nom: </text:span><text:span text:style-name="T13">"</text:span> <text:span text:style-name="T10">+</text:span> <text:span text:style-name="T12">data</text:span><text:span text:style-name="T13">.</text:span><text:span text:style-name="T14">name</text:span><text:span text:style-name="T13">;</text:span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1"><text:span text:style-name="T6">let</text:span> <text:span text:style-name="T8">teddiesProductColors</text:span> <text:span text:style-name="T10">=</text:span> <text:span text:style-name="T12">document</text:span><text:span text:style-name="T13">.</text:span><text:span text:style-name="T17">createElement</text:span> <text:span text:style-name="T12">(</text:span><text:span text:style-name="T13">"</text:span><text:span text:style-name="T19">p</text:span><text:span text:style-name="T13">"</text:span><text:span text:style-name="T12">)</text:span><text:span text:style-name="T13">;</text:span></text:p>
      <text:p text:style-name="P7"><text:span text:style-name="T13">teddiesProductColors.</text:span><text:span text:style-name="T18">setAttribute</text:span><text:span text:style-name="T13">("</text:span><text:span text:style-name="T20">class</text:span><text:span text:style-name="T13">" , "</text:span><text:span text:style-name="T20">cards__items__body—colors</text:span><text:span text:style-name="T13">");</text:span></text:p>
      <text:p text:style-name="P7"><text:span text:style-name="T13">teddiesProductItem.</text:span><text:span text:style-name="T18">appendChild</text:span><text:span text:style-name="T13">(</text:span><text:span text:style-name="T9">teddiesProductColors</text:span><text:span text:style-name="T13">);</text:span></text:p>
      <text:p text:style-name="P7"><text:span text:style-name="T12">teddiesProductColors</text:span><text:span text:style-name="T13">.</text:span><text:span text:style-name="T14">textContent</text:span> <text:span text:style-name="T10">=</text:span> <text:span text:style-name="T13">"</text:span><text:span text:style-name="T19">Couleurs: </text:span><text:span text:style-name="T13">"</text:span> <text:span text:style-name="T10">+</text:span> <text:span text:style-name="T12">data</text:span><text:span text:style-name="T13">.</text:span><text:span text:style-name="T14">colors</text:span><text:span text:style-name="T13">;</text:span></text:p>
      <text:p text:style-name="P3"/>
      <text:p text:style-name="P3"/>
      <text:p text:style-name="P1"><text:span text:style-name="T6">let</text:span> <text:span text:style-name="T8">teddiesProductDescripton</text:span> <text:span text:style-name="T10">=</text:span> <text:span text:style-name="T12">document</text:span><text:span text:style-name="T13">.</text:span><text:span text:style-name="T17">createElement</text:span> <text:span text:style-name="T12">(</text:span><text:span text:style-name="T13">"</text:span><text:span text:style-name="T19">p</text:span><text:span text:style-name="T13">"</text:span><text:span text:style-name="T12">)</text:span><text:span text:style-name="T13">;</text:span></text:p>
      <text:p text:style-name="P7"><text:span text:style-name="T13">teddiesProductDescripton.</text:span><text:span text:style-name="T18">setAttribute</text:span><text:span text:style-name="T13">("</text:span><text:span text:style-name="T20">class</text:span><text:span text:style-name="T13">" , "</text:span><text:span text:style-name="T20">cards__items__body—description</text:span><text:span text:style-name="T13">");</text:span></text:p>
      <text:p text:style-name="P7"><text:span text:style-name="T13">teddiesProductItem.</text:span><text:span text:style-name="T18">appendChild</text:span><text:span text:style-name="T13">(</text:span><text:span text:style-name="T9">teddiesProductDescripton</text:span><text:span text:style-name="T13">);</text:span></text:p>
      <text:p text:style-name="P7"><text:span text:style-name="T12">teddiesProductDescripton</text:span><text:span text:style-name="T13">.</text:span><text:span text:style-name="T14">textContent</text:span> <text:span text:style-name="T10">=</text:span> <text:span text:style-name="T13">"</text:span><text:span text:style-name="T19">Description: </text:span><text:span text:style-name="T13">"</text:span> <text:span text:style-name="T10">+</text:span> <text:span text:style-name="T12">data</text:span><text:span text:style-name="T13">.</text:span><text:span text:style-name="T14">description</text:span><text:span text:style-name="T13">;</text:span></text:p>
      <text:p text:style-name="P3"/>
      <text:p text:style-name="P1"><text:span text:style-name="T6">let</text:span> <text:span text:style-name="T8">teddiesProductPrice</text:span> <text:span text:style-name="T10">=</text:span> <text:span text:style-name="T12">document</text:span><text:span text:style-name="T13">.</text:span><text:span text:style-name="T17">createElement</text:span> <text:span text:style-name="T12">(</text:span><text:span text:style-name="T13">"</text:span><text:span text:style-name="T19">p</text:span><text:span text:style-name="T13">"</text:span><text:span text:style-name="T12">)</text:span> <text:span text:style-name="T13">;</text:span></text:p>
      <text:p text:style-name="P7"><text:span text:style-name="T13">teddiesProductPrice.</text:span><text:span text:style-name="T18">setAttribute</text:span><text:span text:style-name="T13">("</text:span><text:span text:style-name="T20">class</text:span><text:span text:style-name="T13">", "</text:span><text:span text:style-name="T20">cards__items__body—price</text:span><text:span text:style-name="T13">");</text:span></text:p>
      <text:p text:style-name="P7"><text:span text:style-name="T13">teddiesProductItem.</text:span><text:span text:style-name="T18">appendChild</text:span><text:span text:style-name="T13">(</text:span><text:span text:style-name="T9">teddiesProductPrice</text:span><text:span text:style-name="T13">);</text:span></text:p>
      <text:p text:style-name="P7"><text:span text:style-name="T12">teddiesProductPrice</text:span><text:span text:style-name="T13">.</text:span><text:span text:style-name="T14">textContent</text:span> <text:span text:style-name="T10">=</text:span> <text:span text:style-name="T13">"</text:span><text:span text:style-name="T19">Prix: </text:span><text:span text:style-name="T13">"</text:span> <text:span text:style-name="T10">+</text:span> <text:span text:style-name="T12">data</text:span><text:span text:style-name="T13">.</text:span><text:span text:style-name="T14">price</text:span><text:span text:style-name="T10">/</text:span><text:span text:style-name="T22">100</text:span> <text:span text:style-name="T10">+</text:span> <text:span text:style-name="T13">"</text:span><text:span text:style-name="T19"> €</text:span><text:span text:style-name="T13">";</text:span></text:p>
      <text:p text:style-name="P9"/>
      <text:p text:style-name="P3"/>
      <text:p text:style-name="P1"><text:span text:style-name="T6">let</text:span> <text:span text:style-name="T8">teddiesCheckArticles</text:span> <text:span text:style-name="T10">=</text:span> <text:span text:style-name="T12">document</text:span><text:span text:style-name="T13">.</text:span><text:span text:style-name="T17">createElement</text:span> <text:span text:style-name="T12">(</text:span><text:span text:style-name="T13">"</text:span><text:span text:style-name="T19">div</text:span><text:span text:style-name="T13">"</text:span><text:span text:style-name="T12">)</text:span><text:span text:style-name="T13">;</text:span></text:p>
      <text:p text:style-name="P7"><text:span text:style-name="T13">teddiesCheckArticles.</text:span><text:span text:style-name="T18">setAttribute</text:span><text:span text:style-name="T13">("</text:span><text:span text:style-name="T20">class</text:span><text:span text:style-name="T13">", "</text:span><text:span text:style-name="T20">checkArticle</text:span><text:span text:style-name="T13">" );</text:span></text:p>
      <text:p text:style-name="P7"><text:span text:style-name="T13">teddiesProductItem.</text:span><text:span text:style-name="T18">appendChild</text:span><text:span text:style-name="T13">(</text:span><text:span text:style-name="T9">teddiesCheckArticles</text:span><text:span text:style-name="T13">);</text:span></text:p>
      <text:p text:style-name="P3"/>
      <text:p text:style-name="P3"/>
      <text:p text:style-name="P1"><text:span text:style-name="T6">let</text:span> <text:span text:style-name="T8">teddiesDetailSelect</text:span> <text:span text:style-name="T10">=</text:span> <text:span text:style-name="T12">document</text:span><text:span text:style-name="T13">.</text:span><text:span text:style-name="T17">createElement</text:span> <text:span text:style-name="T12">(</text:span><text:span text:style-name="T13">"</text:span><text:span text:style-name="T19">select</text:span><text:span text:style-name="T13">"</text:span><text:span text:style-name="T12">)</text:span></text:p>
      <text:p text:style-name="P7"><text:span text:style-name="T12">teddiesDetailSelect</text:span><text:span text:style-name="T13">.</text:span><text:span text:style-name="T17">setAttribute</text:span><text:span text:style-name="T12">(</text:span><text:span text:style-name="T13">"</text:span><text:span text:style-name="T19">id</text:span><text:span text:style-name="T13">","</text:span><text:span text:style-name="T19">selects</text:span><text:span text:style-name="T13">"</text:span><text:span text:style-name="T12">)</text:span><text:span text:style-name="T13">;</text:span></text:p>
      <text:p text:style-name="P7"><text:span text:style-name="T13">teddiesCheckArticles.</text:span><text:span text:style-name="T18">appendChild</text:span><text:span text:style-name="T13">(</text:span><text:span text:style-name="T9">teddiesDetailSelect</text:span><text:span text:style-name="T13">)</text:span></text:p>
      <text:p text:style-name="P3"/>
      <text:p text:style-name="P3"/>
      <text:p text:style-name="P1"><text:span text:style-name="T6">let</text:span> <text:span text:style-name="T8">teddieSelectOptions</text:span> <text:span text:style-name="T10">=</text:span> <text:span text:style-name="T12">document</text:span><text:span text:style-name="T13">.</text:span><text:span text:style-name="T17">createElement</text:span><text:span text:style-name="T12">(</text:span><text:span text:style-name="T13">"</text:span><text:span text:style-name="T19">option</text:span><text:span text:style-name="T13">"</text:span><text:span text:style-name="T12">)</text:span><text:span text:style-name="T13">;</text:span></text:p>
      <text:p text:style-name="P7"><text:span text:style-name="T13">teddiesDetailSelect.</text:span><text:span text:style-name="T18">appendChild</text:span><text:span text:style-name="T13">(</text:span><text:span text:style-name="T9">teddieSelectOptions</text:span><text:span text:style-name="T13">);</text:span></text:p>
      <text:p text:style-name="P7"><text:span text:style-name="T13">teddieSelectOptions.</text:span><text:span text:style-name="T15">textContent</text:span><text:span text:style-name="T13"> </text:span><text:span text:style-name="T11">=</text:span><text:span text:style-name="T13"> "</text:span><text:span text:style-name="T20">--Choisissez votre couleur--</text:span><text:span text:style-name="T13">";</text:span></text:p>
      <text:p text:style-name="P9"><text:span text:style-name="T13"/></text:p>
      <text:p text:style-name="P1"><text:span text:style-name="T6">let</text:span> <text:span text:style-name="T8">detailBtn</text:span> <text:span text:style-name="T10">=</text:span> <text:span text:style-name="T12">document</text:span><text:span text:style-name="T13">.</text:span><text:span text:style-name="T17">createElement</text:span><text:span text:style-name="T12">(</text:span><text:span text:style-name="T13">"</text:span><text:span text:style-name="T19">button</text:span><text:span text:style-name="T13">"</text:span><text:span text:style-name="T12">)</text:span><text:span text:style-name="T13">;</text:span></text:p>
      <text:p text:style-name="P7"><text:span text:style-name="T13">detailBtn.</text:span><text:span text:style-name="T18">setAttribute</text:span><text:span text:style-name="T13">("</text:span><text:span text:style-name="T20">class</text:span><text:span text:style-name="T13">","</text:span><text:span text:style-name="T20">btn btn-primary</text:span><text:span text:style-name="T13">");</text:span></text:p>
      <text:p text:style-name="P7"><text:span text:style-name="T12">detailBtn</text:span><text:span text:style-name="T13">.</text:span><text:span text:style-name="T17">setAttribute</text:span><text:span text:style-name="T12">(</text:span><text:span text:style-name="T13">"</text:span><text:span text:style-name="T19">id</text:span><text:span text:style-name="T13">","</text:span><text:span text:style-name="T19">basket</text:span><text:span text:style-name="T13">"</text:span><text:span text:style-name="T12">)</text:span><text:span text:style-name="T13">;</text:span></text:p>
      <text:p text:style-name="P7"><text:span text:style-name="T12">detailBtn</text:span><text:span text:style-name="T13">.</text:span><text:span text:style-name="T17">setAttribute</text:span><text:span text:style-name="T12">(</text:span><text:span text:style-name="T13">"</text:span><text:span text:style-name="T19">type</text:span><text:span text:style-name="T13">","</text:span><text:span text:style-name="T19">button</text:span><text:span text:style-name="T13">"</text:span><text:span text:style-name="T12">)</text:span><text:span text:style-name="T13">;</text:span></text:p>
      <text:p text:style-name="P7"><text:span text:style-name="T13">detailBtn.</text:span><text:span text:style-name="T18">setAttribute</text:span><text:span text:style-name="T13">("</text:span><text:span text:style-name="T20">href</text:span><text:span text:style-name="T13">","</text:span><text:span text:style-name="T20">#</text:span><text:span text:style-name="T13">" </text:span><text:span text:style-name="T11">+</text:span><text:span text:style-name="T13"> data.</text:span><text:span text:style-name="T15">id</text:span><text:span text:style-name="T13">);</text:span></text:p>
      <text:p text:style-name="P7"><text:soft-page-break/><text:span text:style-name="T13">teddiesCheckArticles.</text:span><text:span text:style-name="T18">appendChild</text:span><text:span text:style-name="T13">(</text:span><text:span text:style-name="T9">detailBtn</text:span><text:span text:style-name="T13">);</text:span></text:p>
      <text:p text:style-name="P7"><text:span text:style-name="T12">detailBtn</text:span><text:span text:style-name="T13">.</text:span><text:span text:style-name="T14">textContent</text:span><text:span text:style-name="T10">=</text:span><text:span text:style-name="T13">"</text:span><text:span text:style-name="T19">Ajouter à mon panier</text:span><text:span text:style-name="T13">";</text:span></text:p>
      <text:p text:style-name="P3"/>
      <text:p text:style-name="P1"><text:span text:style-name="T1">//</text:span><text:span text:style-name="T3">Ajout des attributs au balises pour la création du style</text:span></text:p>
      <text:p text:style-name="P3"><text:span text:style-name="T2">//</text:span><text:span text:style-name="T4">Agencement des éléments</text:span></text:p>
      <text:p text:style-name="P3"/>
      <text:p text:style-name="P3"><text:span text:style-name="T2">//</text:span><text:span text:style-name="T4">Contenu des balises</text:span></text:p>
      <text:p text:style-name="P3"/>
      <text:p text:style-name="P1"><text:span text:style-name="T1">//</text:span><text:span text:style-name="T3">Création d'une boucle pour récupérer les couleurs des oursons</text:span></text:p>
      <text:p text:style-name="P3"/>
      <text:p text:style-name="P1"><text:span text:style-name="T5">for</text:span> <text:span text:style-name="T12">(</text:span><text:span text:style-name="T6">let</text:span> <text:span text:style-name="T8">i</text:span> <text:span text:style-name="T10">=</text:span> <text:span text:style-name="T22">0</text:span><text:span text:style-name="T13">;</text:span><text:span text:style-name="T8">i</text:span> <text:span text:style-name="T10">&lt;</text:span> <text:span text:style-name="T12">data</text:span><text:span text:style-name="T13">.</text:span><text:span text:style-name="T12">colors</text:span><text:span text:style-name="T13">.</text:span><text:span text:style-name="T15">length</text:span><text:span text:style-name="T13">;</text:span> <text:span text:style-name="T8">i</text:span><text:span text:style-name="T10">++</text:span><text:span text:style-name="T12">)</text:span> <text:span text:style-name="T12">{</text:span></text:p>
      <text:p text:style-name="P1"><text:span text:style-name="T6">let</text:span> <text:span text:style-name="T8">option</text:span> <text:span text:style-name="T10">=</text:span> <text:span text:style-name="T12">document</text:span><text:span text:style-name="T13">.</text:span><text:span text:style-name="T17">createElement</text:span><text:span text:style-name="T12">(</text:span><text:span text:style-name="T13">"</text:span><text:span text:style-name="T19">option</text:span><text:span text:style-name="T13">"</text:span><text:span text:style-name="T12">)</text:span><text:span text:style-name="T13">;</text:span></text:p>
      <text:p text:style-name="P1"><text:span text:style-name="T12">teddiesDetailSelect</text:span><text:span text:style-name="T13">.</text:span><text:span text:style-name="T17">appendChild</text:span><text:span text:style-name="T12">(</text:span><text:span text:style-name="T8">option</text:span><text:span text:style-name="T12">)</text:span><text:span text:style-name="T13">;</text:span></text:p>
      <text:p text:style-name="P1"><text:span text:style-name="T12">option</text:span><text:span text:style-name="T13">.</text:span><text:span text:style-name="T14">textContent</text:span><text:span text:style-name="T10">=</text:span><text:span text:style-name="T12">data</text:span><text:span text:style-name="T13">.</text:span><text:span text:style-name="T14">colors</text:span><text:span text:style-name="T12">[</text:span><text:span text:style-name="T8">i</text:span><text:span text:style-name="T12">]</text:span><text:span text:style-name="T13">;</text:span></text:p>
      <text:p text:style-name="P1"><text:span text:style-name="T12">}</text:span><text:span text:style-name="T13">;</text:span></text:p>
      <text:p text:style-name="P5"/>
      <text:p text:style-name="P1"><text:span text:style-name="T1">//</text:span><text:span text:style-name="T3">On récupère l'ID du bouton du panier </text:span></text:p>
      <text:p text:style-name="P3"/>
      <text:p text:style-name="P1"><text:span text:style-name="T6">let</text:span> <text:span text:style-name="T8">baskets</text:span> <text:span text:style-name="T10">=</text:span> <text:span text:style-name="T12">document</text:span><text:span text:style-name="T13">.</text:span><text:span text:style-name="T17">getElementById</text:span><text:span text:style-name="T12">(</text:span><text:span text:style-name="T13">"</text:span><text:span text:style-name="T19">basket</text:span><text:span text:style-name="T13">"</text:span><text:span text:style-name="T12">)</text:span><text:span text:style-name="T13">;</text:span></text:p>
      <text:p text:style-name="P4"><text:line-break/></text:p>
      <text:p text:style-name="P1"><text:span text:style-name="T1">//</text:span><text:span text:style-name="T3">On écoute le bouton </text:span></text:p>
      <text:p text:style-name="P3"/>
      <text:p text:style-name="P1"><text:span text:style-name="T12">baskets</text:span><text:span text:style-name="T13">.</text:span><text:span text:style-name="T17">addEventListener</text:span><text:span text:style-name="T12">(</text:span><text:span text:style-name="T13">'</text:span><text:span text:style-name="T19">click</text:span><text:span text:style-name="T13">',</text:span> <text:span text:style-name="T21">function</text:span> <text:span text:style-name="T12">(</text:span><text:span text:style-name="T8">event</text:span><text:span text:style-name="T12">)</text:span> <text:span text:style-name="T12">{</text:span></text:p>
      <text:p text:style-name="P1"><text:span text:style-name="T12">event</text:span><text:span text:style-name="T13">.</text:span><text:span text:style-name="T17">preventDefault</text:span><text:span text:style-name="T12">()</text:span><text:span text:style-name="T13">;</text:span></text:p>
      <text:p text:style-name="P3"/>
      <text:p text:style-name="P1"><text:span text:style-name="T1">//</text:span><text:span text:style-name="T3"> 1°) On récupère l'item selectTeddies </text:span></text:p>
      <text:p text:style-name="P1"><text:span text:style-name="T1">//</text:span><text:span text:style-name="T3"> 2°) On test si le tableau est vide </text:span></text:p>
      <text:p text:style-name="P3"/>
      <text:p text:style-name="P1"><text:span text:style-name="T5">if</text:span> <text:span text:style-name="T12">(sessionStorage</text:span><text:span text:style-name="T13">.</text:span><text:span text:style-name="T17">getItem</text:span><text:span text:style-name="T12">(</text:span><text:span text:style-name="T13">"</text:span><text:span text:style-name="T19">selectTeddies</text:span><text:span text:style-name="T13">"</text:span><text:span text:style-name="T12">)</text:span> <text:span text:style-name="T10">==</text:span> <text:span text:style-name="T23">null</text:span> <text:span text:style-name="T12">){</text:span></text:p>
      <text:p text:style-name="P3"/>
      <text:p text:style-name="P1"><text:span text:style-name="T1">//</text:span><text:span text:style-name="T3"> 3°) On crée un objet selectTeddies </text:span></text:p>
      <text:p text:style-name="P1"><text:span text:style-name="T1">//</text:span><text:span text:style-name="T3">3.1°) On créer le tableau et on met l' id à l'intérieur </text:span></text:p>
      <text:p text:style-name="P3"/>
      <text:p text:style-name="P1"><text:span text:style-name="T8">selectTeddies</text:span> <text:span text:style-name="T10">=</text:span> <text:span text:style-name="T12">sessionStorage</text:span><text:span text:style-name="T13">.</text:span><text:span text:style-name="T17">setItem</text:span><text:span text:style-name="T12">(</text:span><text:span text:style-name="T13">"</text:span><text:span text:style-name="T19">selectTeddies</text:span><text:span text:style-name="T13">"</text:span> <text:span text:style-name="T13">,</text:span> <text:span text:style-name="T12">JSON</text:span><text:span text:style-name="T13">.</text:span><text:span text:style-name="T17">stringify</text:span> <text:span text:style-name="T12">({</text:span><text:span text:style-name="T14">id</text:span><text:span text:style-name="T10">:</text:span><text:span text:style-name="T8">id</text:span><text:span text:style-name="T14"> </text:span><text:span text:style-name="T13">,</text:span> <text:span text:style-name="T14">quantity</text:span><text:span text:style-name="T10">:</text:span><text:span text:style-name="T22">1</text:span><text:span text:style-name="T12">}))</text:span><text:span text:style-name="T13">;</text:span></text:p>
      <text:p text:style-name="P3"/>
      <text:p text:style-name="P1"><text:span text:style-name="T1">//</text:span><text:span text:style-name="T3">4°) Si item selectTeddies est défini :</text:span></text:p>
      <text:p text:style-name="P3"/>
      <text:p text:style-name="P1"><text:span text:style-name="T1">//</text:span><text:span text:style-name="T3">4.1°) On récupère le tableau </text:span></text:p>
      <text:p text:style-name="P3"/>
      <text:p text:style-name="P1"><text:span text:style-name="T12">}</text:span><text:span text:style-name="T5">else</text:span> <text:span text:style-name="T12">{</text:span> </text:p>
      <text:p text:style-name="P1"><text:span text:style-name="T12">JSON</text:span><text:span text:style-name="T13">.</text:span><text:span text:style-name="T17">parse</text:span><text:span text:style-name="T12">(sessionStorage</text:span><text:span text:style-name="T13">.</text:span><text:span text:style-name="T17">getItem</text:span><text:span text:style-name="T12">(</text:span><text:span text:style-name="T13">"</text:span><text:span text:style-name="T19">selectTeddies</text:span><text:span text:style-name="T13">"</text:span><text:span text:style-name="T12">))</text:span><text:span text:style-name="T13">;</text:span></text:p>
      <text:p text:style-name="P1"><text:span text:style-name="T12">console</text:span><text:span text:style-name="T13">.</text:span><text:span text:style-name="T17">log</text:span><text:span text:style-name="T12">(</text:span><text:span text:style-name="T8">selectTeddies</text:span><text:span text:style-name="T12">)</text:span></text:p>
      <text:p text:style-name="P1"><text:span text:style-name="T1">//</text:span><text:span text:style-name="T3">5°) On met en place une boucle pour récupérer les différents ourson ainsi que les quantité </text:span></text:p>
      <text:p text:style-name="P3"/>
      <text:p text:style-name="P1"><text:span text:style-name="T1">//</text:span><text:span text:style-name="T3">for (let quantity of sessionStorage ) {</text:span></text:p>
      <text:p text:style-name="P1"><text:span text:style-name="T1">//</text:span><text:span text:style-name="T3">if (data.id == selectTeddies.id) ; {</text:span></text:p>
      <text:p text:style-name="P1"><text:soft-page-break/><text:span text:style-name="T1">//</text:span><text:span text:style-name="T3"> selectTeddies.quantity+1 ;</text:span></text:p>
      <text:p text:style-name="P1"><text:span text:style-name="T5">for</text:span><text:span text:style-name="T12">(</text:span><text:span text:style-name="T6">let</text:span> <text:span text:style-name="T8">i</text:span> <text:span text:style-name="T10">=</text:span> <text:span text:style-name="T22">0</text:span><text:span text:style-name="T13">;</text:span> <text:span text:style-name="T8">i</text:span> <text:span text:style-name="T10">&lt;</text:span> <text:span text:style-name="T12">selectTeddies</text:span><text:span text:style-name="T13">.</text:span><text:span text:style-name="T15">length</text:span><text:span text:style-name="T13">;</text:span> <text:span text:style-name="T8">i</text:span><text:span text:style-name="T10">++</text:span><text:span text:style-name="T12">)</text:span> <text:span text:style-name="T12">{</text:span></text:p>
      <text:p text:style-name="P1"><text:span text:style-name="T8">selectTeddies</text:span><text:span text:style-name="T12">[</text:span><text:span text:style-name="T8">i</text:span><text:span text:style-name="T12">]</text:span><text:span text:style-name="T13">.</text:span><text:span text:style-name="T14">quantity</text:span> <text:span text:style-name="T10">++</text:span></text:p>
      <text:p text:style-name="P2">}</text:p>
      <text:p text:style-name="P5"/>
      <text:p text:style-name="P1"><text:span text:style-name="T1">//</text:span><text:span text:style-name="T3">console.log(selectTeddies)</text:span></text:p>
      <text:p text:style-name="P1"><text:span text:style-name="T1">//</text:span><text:span text:style-name="T3"> }</text:span></text:p>
      <text:p text:style-name="P1"><text:span text:style-name="T1">//</text:span><text:span text:style-name="T3">};</text:span></text:p>
      <text:p text:style-name="P1"><text:span text:style-name="T1">//</text:span><text:span text:style-name="T3">6 ) On push le tableau dans le sessionstorage </text:span></text:p>
      <text:p text:style-name="P1"><text:span text:style-name="T12">}</text:span><text:span text:style-name="T13">;</text:span></text:p>
      <text:p text:style-name="P1"><text:span text:style-name="T12">})</text:span><text:span text:style-name="T13">;</text:span></text:p>
      <text:p text:style-name="P1"><text:span text:style-name="T12">}</text:span><text:span text:style-name="T13">;</text:span>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4T21:35:49.590201260</meta:creation-date>
    <dc:date>2021-02-05T07:30:46.172758001</dc:date>
    <meta:editing-duration>PT1M2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4" meta:paragraph-count="108" meta:word-count="436" meta:character-count="4918" meta:non-whitespace-character-count="4578"/>
  </office:meta>
</office:document-meta>
</file>